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A2BB9B71EEE66B92.png" manifest:media-type="image/png"/>
  <manifest:file-entry manifest:full-path="Pictures/10000201000002DE000001E80E47B0A9FED366A1.png" manifest:media-type="image/png"/>
  <manifest:file-entry manifest:full-path="Pictures/10000201000002DE000001E81C1D8D14F42CD139.png" manifest:media-type="image/png"/>
  <manifest:file-entry manifest:full-path="Pictures/10000201000002DE000001E8169DA9C1450F2F29.png" manifest:media-type="image/png"/>
  <manifest:file-entry manifest:full-path="Pictures/10000201000002DE000001E8228BC528EEDA6FEF.png" manifest:media-type="image/png"/>
  <manifest:file-entry manifest:full-path="Pictures/10000201000002DE000001E8574E32BB9C54E754.png" manifest:media-type="image/png"/>
  <manifest:file-entry manifest:full-path="Pictures/1000020100000780000004380E38B724A42120E7.png" manifest:media-type="image/png"/>
  <manifest:file-entry manifest:full-path="Pictures/100002010000037A000001FE9822C166731866A6.png" manifest:media-type="image/png"/>
  <manifest:file-entry manifest:full-path="Pictures/10000201000002DE000001E82512BBD912BEC29E.png" manifest:media-type="image/png"/>
  <manifest:file-entry manifest:full-path="Pictures/10000201000002DE000001E8858A23F0C64AB0FF.png" manifest:media-type="image/png"/>
  <manifest:file-entry manifest:full-path="Pictures/10000201000002DE000001E8DE5CDBD1A423D532.png" manifest:media-type="image/png"/>
  <manifest:file-entry manifest:full-path="Pictures/10000201000002DE000001E89C3A47026E6CBE69.png" manifest:media-type="image/png"/>
  <manifest:file-entry manifest:full-path="Pictures/10000201000002DE0000021EF8CEA21096171052.png" manifest:media-type="image/png"/>
  <manifest:file-entry manifest:full-path="Pictures/100002010000078000000438F6E8E5FAE9AE8055.png" manifest:media-type="image/png"/>
  <manifest:file-entry manifest:full-path="Pictures/10000201000002DE000001E8D6A8C5E1B455C7CD.png" manifest:media-type="image/png"/>
  <manifest:file-entry manifest:full-path="Pictures/10000201000002DE000001E84A5E6FC65706B2C4.png" manifest:media-type="image/png"/>
  <manifest:file-entry manifest:full-path="Pictures/10000201000002DE000001E8C46AE7EF6CB8B6C3.png" manifest:media-type="image/png"/>
  <manifest:file-entry manifest:full-path="Pictures/100002010000073D0000041DEA612096ACDE64DB.png" manifest:media-type="image/png"/>
  <manifest:file-entry manifest:full-path="Pictures/10000201000002DE0000021EF642C037EDBAF298.png" manifest:media-type="image/png"/>
  <manifest:file-entry manifest:full-path="Pictures/10000201000007800000043806FED3E366EFDB31.png" manifest:media-type="image/png"/>
  <manifest:file-entry manifest:full-path="Pictures/10000201000002DE000001E828D6EA2868EF45DE.png" manifest:media-type="image/png"/>
  <manifest:file-entry manifest:full-path="Pictures/100002010000078000000438147B02EAE18B99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020c" officeooo:paragraph-rsid="000102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083in" svg:y="2.3752in" svg:width="6.6929in" svg:height="3.7646in" draw:z-index="0"><draw:image xlink:href="Pictures/1000020100000780000004380E38B724A42120E7.png" xlink:type="simple" xlink:show="embed" xlink:actuate="onLoad" loext:mime-type="image/png"/></draw:frame><draw:frame draw:style-name="fr1" draw:name="Image2" text:anchor-type="paragraph" svg:x="0.2811in" svg:y="6.25in" svg:width="6.6929in" svg:height="3.7646in" draw:z-index="1"><draw:image xlink:href="Pictures/100002010000078000000438F6E8E5FAE9AE8055.png" xlink:type="simple" xlink:show="embed" xlink:actuate="onLoad" loext:mime-type="image/png"/></draw:frame></text:p>
      <text:p text:style-name="P1"><text:s/>Eure namen …..Rilind Zendeli <text:s/>--F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4" text:anchor-type="paragraph" svg:x="0in" svg:y="0.0043in" svg:width="6.6929in" svg:height="4.4492in" draw:z-index="3"><draw:image xlink:href="Pictures/10000201000002DE000001E8858A23F0C64AB0F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25in" svg:y="2.1354in" svg:width="6.6929in" svg:height="4.4492in" draw:z-index="2"><draw:image xlink:href="Pictures/10000201000002DE000001E8574E32BB9C54E754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5" text:anchor-type="paragraph" svg:width="6.6929in" svg:height="4.9417in" draw:z-index="4"><draw:image xlink:href="Pictures/10000201000002DE0000021EF642C037EDBAF298.png" xlink:type="simple" xlink:show="embed" xlink:actuate="onLoad" loext:mime-type="image/png"/></draw:frame></text:p>
      <text:p text:style-name="Standard"><draw:frame draw:style-name="fr2" draw:name="Image6" text:anchor-type="paragraph" svg:width="6.6929in" svg:height="4.9417in" draw:z-index="5"><draw:image xlink:href="Pictures/10000201000002DE0000021EF8CEA21096171052.png" xlink:type="simple" xlink:show="embed" xlink:actuate="onLoad" loext:mime-type="image/png"/></draw:frame><text:soft-page-break/></text:p>
      <text:p text:style-name="Standard"><draw:frame draw:style-name="fr3" draw:name="Image7" text:anchor-type="paragraph" svg:width="6.6929in" svg:height="4.4492in" draw:z-index="6"><draw:image xlink:href="Pictures/10000201000002DE000001E84A5E6FC65706B2C4.png" xlink:type="simple" xlink:show="embed" xlink:actuate="onLoad" loext:mime-type="image/png"/></draw:frame></text:p>
      <text:p text:style-name="Standard"><draw:frame draw:style-name="fr2" draw:name="Image8" text:anchor-type="paragraph" svg:width="6.6929in" svg:height="4.4492in" draw:z-index="7"><draw:image xlink:href="Pictures/10000201000002DE000001E8C46AE7EF6CB8B6C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Image9" text:anchor-type="paragraph" svg:width="6.6929in" svg:height="4.4492in" draw:z-index="8"><draw:image xlink:href="Pictures/10000201000002DE000001E8DE5CDBD1A423D532.png" xlink:type="simple" xlink:show="embed" xlink:actuate="onLoad" loext:mime-type="image/png"/></draw:frame></text:p>
      <text:p text:style-name="Standard"><draw:frame draw:style-name="fr2" draw:name="Image10" text:anchor-type="paragraph" svg:width="6.6929in" svg:height="4.4492in" draw:z-index="9"><draw:image xlink:href="Pictures/10000201000002DE000001E8D6A8C5E1B455C7C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paragraph" svg:width="6.6929in" svg:height="3.8028in" draw:z-index="10"><draw:image xlink:href="Pictures/100002010000073D0000041DEA612096ACDE64DB.png" xlink:type="simple" xlink:show="embed" xlink:actuate="onLoad" loext:mime-type="image/png"/></draw:frame></text:p>
      <text:p text:style-name="Standard"><draw:frame draw:style-name="fr2" draw:name="Image12" text:anchor-type="paragraph" svg:width="6.6929in" svg:height="4.4492in" draw:z-index="11"><draw:image xlink:href="Pictures/10000201000002DE000001E82512BBD912BEC29E.png" xlink:type="simple" xlink:show="embed" xlink:actuate="onLoad" loext:mime-type="image/png"/></draw:frame><text:soft-page-break/></text:p>
      <text:p text:style-name="Standard"><draw:frame draw:style-name="fr1" draw:name="Image13" text:anchor-type="paragraph" svg:x="0.0311in" svg:y="-0.4028in" svg:width="6.6929in" svg:height="4.4492in" draw:z-index="12"><draw:image xlink:href="Pictures/10000201000002DE000001E89C3A47026E6CBE69.png" xlink:type="simple" xlink:show="embed" xlink:actuate="onLoad" loext:mime-type="image/png"/></draw:frame><draw:frame draw:style-name="fr1" draw:name="Image14" text:anchor-type="paragraph" svg:x="-0.1043in" svg:y="4.3437in" svg:width="6.6929in" svg:height="3.7646in" draw:z-index="13"><draw:image xlink:href="Pictures/10000201000007800000043806FED3E366EFDB31.png" xlink:type="simple" xlink:show="embed" xlink:actuate="onLoad" loext:mime-type="image/png"/></draw:frame></text:p>
      <text:p text:style-name="Standard"/>
      <text:p text:style-name="Standard"><text:soft-page-break/></text:p>
      <text:p text:style-name="Standard"><draw:frame draw:style-name="fr1" draw:name="Image15" text:anchor-type="paragraph" svg:x="-0.1874in" svg:y="-0.2283in" svg:width="6.6929in" svg:height="3.7646in" draw:z-index="14"><draw:image xlink:href="Pictures/100002010000078000000438147B02EAE18B990B.png" xlink:type="simple" xlink:show="embed" xlink:actuate="onLoad" loext:mime-type="image/png"/></draw:frame></text:p>
      <text:p text:style-name="Standard"><draw:frame draw:style-name="fr2" draw:name="Image16" text:anchor-type="paragraph" svg:width="6.6929in" svg:height="4.4492in" draw:z-index="15"><draw:image xlink:href="Pictures/10000201000002DE000001E828D6EA2868EF45DE.png" xlink:type="simple" xlink:show="embed" xlink:actuate="onLoad" loext:mime-type="image/png"/></draw:frame></text:p>
      <text:p text:style-name="Standard"><draw:frame draw:style-name="fr2" draw:name="Image17" text:anchor-type="paragraph" svg:width="6.6929in" svg:height="4.4492in" draw:z-index="16"><draw:image xlink:href="Pictures/10000201000002DE000001E8228BC528EEDA6FEF.png" xlink:type="simple" xlink:show="embed" xlink:actuate="onLoad" loext:mime-type="image/png"/></draw:frame><text:soft-page-break/></text:p>
      <text:p text:style-name="Standard"><draw:frame draw:style-name="fr3" draw:name="Image18" text:anchor-type="paragraph" svg:width="6.6929in" svg:height="4.4492in" draw:z-index="17"><draw:image xlink:href="Pictures/10000201000002DE000001E8169DA9C1450F2F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19" text:anchor-type="paragraph" svg:width="6.6929in" svg:height="4.4492in" draw:z-index="18"><draw:image xlink:href="Pictures/10000201000002DE000001E81C1D8D14F42CD139.png" xlink:type="simple" xlink:show="embed" xlink:actuate="onLoad" loext:mime-type="image/png"/></draw:frame><text:soft-page-break/></text:p>
      <text:p text:style-name="Standard"><draw:frame draw:style-name="fr3" draw:name="Image20" text:anchor-type="paragraph" svg:width="6.6929in" svg:height="4.4492in" draw:z-index="19"><draw:image xlink:href="Pictures/10000201000002DE000001E80E47B0A9FED366A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21" text:anchor-type="paragraph" svg:width="6.6929in" svg:height="4.4492in" draw:z-index="20"><draw:image xlink:href="Pictures/10000201000002DE000001E8A2BB9B71EEE66B92.png" xlink:type="simple" xlink:show="embed" xlink:actuate="onLoad" loext:mime-type="image/png"/></draw:frame><text:soft-page-break/></text:p>
      <text:p text:style-name="Standard"/>
      <text:p text:style-name="Standard"><draw:frame draw:style-name="fr3" draw:name="Image22" text:anchor-type="paragraph" svg:width="6.6929in" svg:height="3.8346in" draw:z-index="21"><draw:image xlink:href="Pictures/100002010000037A000001FE9822C166731866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20:18:18.773241097</meta:creation-date>
    <dc:date>2019-08-12T20:29:03.240175989</dc:date>
    <meta:editing-duration>PT10M46S</meta:editing-duration>
    <meta:editing-cycles>1</meta:editing-cycles>
    <meta:document-statistic meta:table-count="0" meta:image-count="22" meta:object-count="0" meta:page-count="12" meta:paragraph-count="1" meta:word-count="6" meta:character-count="36" meta:non-whitespace-character-count="30"/>
    <meta:generator>LibreOffice/6.0.7.3$Linux_X86_64 LibreOffice_project/00m0$Build-3</meta:generator>
  </office:meta>
</office:document-meta>
</file>